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brima" fo:font-size="20pt" fo:font-weight="bold" officeooo:rsid="0001d56d" officeooo:paragraph-rsid="0001d56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Ebrima" fo:font-size="20pt" fo:font-weight="normal" officeooo:rsid="0001e745" officeooo:paragraph-rsid="0001e745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Ebrima" fo:font-size="20pt" fo:font-weight="normal" officeooo:rsid="0003379f" officeooo:paragraph-rsid="0003379f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Ebrima" fo:font-size="24pt" fo:font-weight="bold" officeooo:rsid="0001d56d" officeooo:paragraph-rsid="0001d56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Ebrima" fo:font-size="24pt" fo:font-weight="bold" officeooo:rsid="0001d56d" officeooo:paragraph-rsid="00048f8a" style:font-size-asian="24pt" style:font-weight-asian="bold" style:font-size-complex="24pt" style:font-weight-complex="bold"/>
    </style:style>
    <style:style style:name="T1" style:family="text">
      <style:text-properties officeooo:rsid="000337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essment of atmospheric circulation indices over Greenland in an ensemble of CMIP6 models</text:p>
      <text:p text:style-name="P1"/>
      <text:p text:style-name="P2">behaviour of North Atlantic Oscillation (NAO) and Greenland Blocking Index (GBI) in the currently available CMIP6 models compared to reference data from <text:span text:style-name="T1">ECMWF </text:span>ERA5<text:span text:style-name="T1"> reanalysis </text:span>/<text:span text:style-name="T1"> </text:span>NOAA<text:span text:style-name="T1"> / <text:s/>CRU</text:span></text:p>
      <text:p text:style-name="P2"/>
      <text:p text:style-name="P3">downscaling</text:p>
      <text:p text:style-name="P3">effects on surface mass balance</text:p>
      <text:p text:style-name="P3">empirical orthogonal function analysis vs. standard pressure differences</text:p>
      <text:p text:style-name="P5">Take away mess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8-21T13:13:16.453000000</dc:date>
    <meta:editing-duration>PT13M38S</meta:editing-duration>
    <meta:editing-cycles>2</meta:editing-cycles>
    <meta:document-statistic meta:table-count="0" meta:image-count="0" meta:object-count="0" meta:page-count="2" meta:paragraph-count="6" meta:word-count="59" meta:character-count="411" meta:non-whitespace-character-count="357"/>
  </office:meta>
</office:document-meta>
</file>